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8pt" officeooo:rsid="0012697f" officeooo:paragraph-rsid="0012697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2697f" officeooo:paragraph-rsid="0012697f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8pt" officeooo:rsid="0012697f" officeooo:paragraph-rsid="0012697f" style:font-size-asian="15.75pt" style:font-size-complex="18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ler On</text:p>
      <text:p text:style-name="P3"/>
      <text:h text:style-name="P1" text:outline-level="3"><text:span text:style-name="Strong_20_Emphasis">Understanding the Workflow &amp; Potential Issues</text:span></text:h>
      <text:h text:style-name="Heading_20_4" text:outline-level="4"><text:span text:style-name="Strong_20_Emphasis">🔹 Workflow Breakdown:</text:span></text:h>
      <text:list xml:id="list457209033" text:style-name="L1">
        <text:list-item>
          <text:p text:style-name="P4"><text:span text:style-name="Strong_20_Emphasis">QR Code Scanning</text:span></text:p>
          <text:list>
            <text:list-item>
              <text:p text:style-name="P5">The user scans a QR code, which redirects them to the web app.</text:p>
            </text:list-item>
          </text:list>
        </text:list-item>
        <text:list-item>
          <text:p text:style-name="P4"><text:span text:style-name="Strong_20_Emphasis">Entering the Token Number</text:span></text:p>
          <text:list>
            <text:list-item>
              <text:p text:style-name="P5">The user is prompted to enter a token number and clicks "Send."</text:p>
            </text:list-item>
            <text:list-item>
              <text:p text:style-name="P5">The system checks if the token exists in the database.</text:p>
            </text:list-item>
            <text:list-item>
              <text:p text:style-name="P5">If the token exists → Show the current status.</text:p>
            </text:list-item>
            <text:list-item>
              <text:p text:style-name="P5">If the token does <text:span text:style-name="Strong_20_Emphasis">not</text:span> exist → Create a new token with status <text:span text:style-name="Source_20_Text">"preparing"</text:span>.</text:p>
            </text:list-item>
          </text:list>
        </text:list-item>
        <text:list-item>
          <text:p text:style-name="P4"><text:span text:style-name="Strong_20_Emphasis">Salesperson Updating the Token</text:span></text:p>
          <text:list>
            <text:list-item>
              <text:p text:style-name="P5">The salesperson enters the token number to update the order status.</text:p>
            </text:list-item>
            <text:list-item>
              <text:p text:style-name="P5">If the token exists → Status changes to <text:span text:style-name="Source_20_Text">"ready"</text:span>.</text:p>
            </text:list-item>
            <text:list-item>
              <text:p text:style-name="P4">If the token does <text:span text:style-name="Strong_20_Emphasis">not</text:span> exist → A new token is created with status <text:span text:style-name="Source_20_Text">"ready"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🔹 Potential Issues &amp; Bugs</text:span></text:h>
      <text:h text:style-name="Heading_20_4" text:outline-level="4"><text:span text:style-name="Strong_20_Emphasis">1️⃣ Duplicate Tokens</text:span></text:h>
      <text:list xml:id="list3122922615" text:style-name="L2">
        <text:list-item>
          <text:p text:style-name="P7"><text:span text:style-name="Strong_20_Emphasis">Issue:</text:span> If two users enter the same token number at the same time, there could be conflicts.</text:p>
        </text:list-item>
        <text:list-item>
          <text:p text:style-name="P6"><text:span text:style-name="Strong_20_Emphasis">Solution:</text:span> Implement database-level constraints (unique token numbers) or use transactions to prevent race conditions.</text:p>
        </text:list-item>
      </text:list>
      <text:h text:style-name="Heading_20_4" text:outline-level="4"><text:span text:style-name="Strong_20_Emphasis">2️⃣ Incorrect Token Handling</text:span></text:h>
      <text:list xml:id="list1273892771" text:style-name="L3">
        <text:list-item>
          <text:p text:style-name="P9"><text:span text:style-name="Strong_20_Emphasis">Issue:</text:span> If a user mistypes a token number, an unintended new record could be created.</text:p>
        </text:list-item>
        <text:list-item>
          <text:p text:style-name="P8"><text:span text:style-name="Strong_20_Emphasis">Solution:</text:span> Consider adding an additional verification step before creating a new token.</text:p>
        </text:list-item>
      </text:list>
      <text:h text:style-name="Heading_20_4" text:outline-level="4"><text:span text:style-name="Strong_20_Emphasis">3️⃣ QR Code Security Concerns</text:span></text:h>
      <text:list xml:id="list2384373692" text:style-name="L4">
        <text:list-item>
          <text:p text:style-name="P11"><text:span text:style-name="Strong_20_Emphasis">Issue:</text:span> If the QR code contains sensitive data or is misused, unauthorized users might gain access.</text:p>
        </text:list-item>
        <text:list-item>
          <text:p text:style-name="P10"><text:span text:style-name="Strong_20_Emphasis">Solution:</text:span> Use a secure authentication system before allowing updates.</text:p>
        </text:list-item>
      </text:list>
      <text:h text:style-name="Heading_20_4" text:outline-level="4"><text:span text:style-name="Strong_20_Emphasis">4️⃣ Performance Bottlenecks</text:span></text:h>
      <text:list xml:id="list1335535149" text:style-name="L5">
        <text:list-item>
          <text:p text:style-name="P13"><text:span text:style-name="Strong_20_Emphasis">Issue:</text:span> If many users scan the QR code simultaneously, the database could slow down due to frequent reads and writes.</text:p>
        </text:list-item>
        <text:list-item>
          <text:p text:style-name="P12"><text:span text:style-name="Strong_20_Emphasis">Solution:</text:span> Optimize database queries, use caching where possible, and handle concurrency issues.</text:p>
        </text:list-item>
      </text:list>
      <text:h text:style-name="Heading_20_4" text:outline-level="4"><text:soft-page-break/><text:span text:style-name="Strong_20_Emphasis">5️⃣ Status Updates by Unauthorized Users</text:span></text:h>
      <text:list xml:id="list895007141" text:style-name="L6">
        <text:list-item>
          <text:p text:style-name="P15"><text:span text:style-name="Strong_20_Emphasis">Issue:</text:span> Anyone with access to the web app can change token statuses.</text:p>
        </text:list-item>
        <text:list-item>
          <text:p text:style-name="P14"><text:span text:style-name="Strong_20_Emphasis">Solution:</text:span> Restrict the status update functionality to authorized salespersons only.</text:p>
        </text:list-item>
      </text:list>
      <text:h text:style-name="Heading_20_4" text:outline-level="4"><text:span text:style-name="Strong_20_Emphasis">6️⃣ Handling Network Issues</text:span></text:h>
      <text:list xml:id="list254649972" text:style-name="L7">
        <text:list-item>
          <text:p text:style-name="P17"><text:span text:style-name="Strong_20_Emphasis">Issue:</text:span> If there's a network failure while sending a request, the token might not update properly.</text:p>
        </text:list-item>
        <text:list-item>
          <text:p text:style-name="P16"><text:span text:style-name="Strong_20_Emphasis">Solution:</text:span> Implement a retry mechanism or show an error message for failed updates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5:24:46.311067191</meta:creation-date>
    <dc:date>2025-02-28T18:07:12.674656706</dc:date>
    <meta:editing-duration>PT2H32M16S</meta:editing-duration>
    <meta:editing-cycles>1</meta:editing-cycles>
    <meta:document-statistic meta:table-count="0" meta:image-count="0" meta:object-count="0" meta:page-count="2" meta:paragraph-count="33" meta:word-count="334" meta:character-count="1927" meta:non-whitespace-character-count="1649"/>
    <meta:generator>LibreOffice/7.3.7.2$Linux_X86_64 LibreOffice_project/30$Build-2</meta:generator>
  </office:meta>
</office:document-meta>
</file>